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Droid Sans Mono" svg:font-family="'Droid Sans Mono', monospace, monospace, 'Droid Sans Fallback'"/>
    <style:font-face style:name="apple-system" svg:font-family="apple-system, BlinkMacSystemFont, 'Segoe WPC', 'Segoe UI', Ubuntu, 'Droid Sans',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c4846" officeooo:paragraph-rsid="000c4846"/>
    </style:style>
    <style:style style:name="P2" style:family="paragraph" style:parent-style-name="Standard">
      <style:paragraph-properties fo:text-align="center" style:justify-single-word="false"/>
      <style:text-properties fo:font-size="12pt" officeooo:rsid="00004271" officeooo:paragraph-rsid="00004271" style:font-size-asian="10.5pt" style:font-size-complex="12pt"/>
    </style:style>
    <style:style style:name="P3" style:family="paragraph" style:parent-style-name="Standard">
      <style:paragraph-properties fo:text-align="start" style:justify-single-word="false"/>
      <style:text-properties fo:font-size="12pt" officeooo:paragraph-rsid="00004271" style:font-size-asian="10.5pt" style:font-size-complex="12pt"/>
    </style:style>
    <style:style style:name="P4" style:family="paragraph" style:parent-style-name="Standard" style:list-style-name="L1">
      <style:paragraph-properties fo:text-align="start" style:justify-single-word="false"/>
      <style:text-properties fo:font-size="12pt" officeooo:paragraph-rsid="00004271" style:font-size-asian="10.5pt" style:font-size-complex="12pt"/>
    </style:style>
    <style:style style:name="P5" style:family="paragraph" style:parent-style-name="Standard">
      <style:paragraph-properties fo:text-align="start" style:justify-single-word="false"/>
      <style:text-properties officeooo:paragraph-rsid="00004271"/>
    </style:style>
    <style:style style:name="P6" style:family="paragraph" style:parent-style-name="Standard" style:list-style-name="L4">
      <style:paragraph-properties fo:text-align="start" style:justify-single-word="false"/>
      <style:text-properties officeooo:paragraph-rsid="00004271"/>
    </style:style>
    <style:style style:name="P7" style:family="paragraph" style:parent-style-name="Standard" style:list-style-name="L3">
      <style:paragraph-properties fo:text-align="start" style:justify-single-word="false"/>
      <style:text-properties officeooo:paragraph-rsid="00004271"/>
    </style:style>
    <style:style style:name="P8" style:family="paragraph" style:parent-style-name="Standard" style:list-style-name="L1">
      <style:paragraph-properties fo:text-align="start" style:justify-single-word="false"/>
      <style:text-properties officeooo:paragraph-rsid="000107b1"/>
    </style:style>
    <style:style style:name="P9" style:family="paragraph" style:parent-style-name="Standard" style:list-style-name="L1">
      <style:paragraph-properties fo:text-align="start" style:justify-single-word="false"/>
      <style:text-properties officeooo:paragraph-rsid="00023f21"/>
    </style:style>
    <style:style style:name="P10" style:family="paragraph" style:parent-style-name="Standard" style:list-style-name="L1">
      <style:paragraph-properties fo:text-align="start" style:justify-single-word="false"/>
      <style:text-properties officeooo:paragraph-rsid="00035581"/>
    </style:style>
    <style:style style:name="P11" style:family="paragraph" style:parent-style-name="Standard" style:list-style-name="L1">
      <style:paragraph-properties fo:text-align="start" style:justify-single-word="false"/>
      <style:text-properties officeooo:paragraph-rsid="00051cf6"/>
    </style:style>
    <style:style style:name="P12" style:family="paragraph" style:parent-style-name="Standard">
      <style:paragraph-properties fo:text-align="start" style:justify-single-word="false"/>
      <style:text-properties officeooo:paragraph-rsid="00051cf6"/>
    </style:style>
    <style:style style:name="P13" style:family="paragraph" style:parent-style-name="Standard">
      <style:paragraph-properties fo:text-align="start" style:justify-single-word="false"/>
      <style:text-properties officeooo:paragraph-rsid="00067625"/>
    </style:style>
    <style:style style:name="P14" style:family="paragraph" style:parent-style-name="Standard">
      <style:paragraph-properties fo:text-align="start" style:justify-single-word="false"/>
      <style:text-properties officeooo:paragraph-rsid="00072da9"/>
    </style:style>
    <style:style style:name="P15" style:family="paragraph" style:parent-style-name="Standard" style:list-style-name="L1">
      <style:paragraph-properties fo:text-align="start" style:justify-single-word="false"/>
      <style:text-properties officeooo:rsid="000107b1" officeooo:paragraph-rsid="000107b1"/>
    </style:style>
    <style:style style:name="P16" style:family="paragraph" style:parent-style-name="Standard" style:list-style-name="L1">
      <style:paragraph-properties fo:text-align="start" style:justify-single-word="false"/>
      <style:text-properties officeooo:rsid="00023f21" officeooo:paragraph-rsid="00023f21"/>
    </style:style>
    <style:style style:name="P17" style:family="paragraph" style:parent-style-name="Standard">
      <style:paragraph-properties fo:text-align="start" style:justify-single-word="false"/>
      <style:text-properties officeooo:rsid="00067625" officeooo:paragraph-rsid="00067625"/>
    </style:style>
    <style:style style:name="P18" style:family="paragraph" style:parent-style-name="Standard">
      <style:paragraph-properties fo:text-align="start" style:justify-single-word="false"/>
      <style:text-properties officeooo:rsid="00072da9" officeooo:paragraph-rsid="00072da9"/>
    </style:style>
    <style:style style:name="P19" style:family="paragraph" style:parent-style-name="Text_20_body">
      <style:text-properties officeooo:rsid="00072da9" officeooo:paragraph-rsid="00072da9"/>
    </style:style>
    <style:style style:name="P20" style:family="paragraph" style:parent-style-name="Text_20_body">
      <style:text-properties officeooo:paragraph-rsid="00073f88"/>
    </style:style>
    <style:style style:name="P21" style:family="paragraph" style:parent-style-name="Text_20_body">
      <style:text-properties officeooo:rsid="00091546" officeooo:paragraph-rsid="00091546"/>
    </style:style>
    <style:style style:name="P22" style:family="paragraph" style:parent-style-name="Text_20_body">
      <style:text-properties officeooo:rsid="000984a6" officeooo:paragraph-rsid="000984a6"/>
    </style:style>
    <style:style style:name="P23" style:family="paragraph" style:parent-style-name="Text_20_body">
      <style:text-properties officeooo:paragraph-rsid="000984a6"/>
    </style:style>
    <style:style style:name="P24" style:family="paragraph" style:parent-style-name="Text_20_body">
      <style:text-properties officeooo:rsid="000c4846" officeooo:paragraph-rsid="000c4846"/>
    </style:style>
    <style:style style:name="T1" style:family="text">
      <style:text-properties officeooo:rsid="00004271"/>
    </style:style>
    <style:style style:name="T2" style:family="text">
      <style:text-properties fo:font-size="12pt" style:font-size-asian="10.5pt" style:font-size-complex="12pt"/>
    </style:style>
    <style:style style:name="T3" style:family="text">
      <style:text-properties fo:font-size="12pt" officeooo:rsid="00004271" style:font-size-asian="10.5pt" style:font-size-complex="12pt"/>
    </style:style>
    <style:style style:name="T4" style:family="text">
      <style:text-properties fo:font-size="12pt" officeooo:rsid="000107b1" style:font-size-asian="10.5pt" style:font-size-complex="12pt"/>
    </style:style>
    <style:style style:name="T5" style:family="text">
      <style:text-properties fo:font-size="12pt" officeooo:rsid="00035581" style:font-size-asian="10.5pt" style:font-size-complex="12pt"/>
    </style:style>
    <style:style style:name="T6" style:family="text">
      <style:text-properties fo:font-size="12pt" officeooo:rsid="00023f21" style:font-size-asian="10.5pt" style:font-size-complex="12pt"/>
    </style:style>
    <style:style style:name="T7" style:family="text">
      <style:text-properties fo:font-size="12pt" officeooo:rsid="00051cf6" style:font-size-asian="10.5pt" style:font-size-complex="12pt"/>
    </style:style>
    <style:style style:name="T8" style:family="text">
      <style:text-properties fo:font-size="12pt" officeooo:rsid="00067625" style:font-size-asian="10.5pt" style:font-size-complex="12pt"/>
    </style:style>
    <style:style style:name="T9" style:family="text">
      <style:text-properties fo:font-size="12pt" officeooo:rsid="00072da9" style:font-size-asian="10.5pt" style:font-size-complex="12pt"/>
    </style:style>
    <style:style style:name="T10" style:family="text">
      <style:text-properties officeooo:rsid="00073f88"/>
    </style:style>
    <style:style style:name="T11" style:family="text">
      <style:text-properties officeooo:rsid="000984a6"/>
    </style:style>
    <style:style style:name="T12" style:family="text">
      <style:text-properties officeooo:rsid="000ace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de programmation réseau</text:p>
      <text:p text:style-name="Title">Dazibao par inondation non-fiable</text:p>
      <text:p text:style-name="P2"/>
      <text:p text:style-name="Subtitle">Antoine Berthel &amp; Damien Herber</text:p>
      <text:p text:style-name="Subtitle">14 mai 2020</text:p>
      <text:p text:style-name="P5"><text:span text:style-name="T3"/></text:p>
      <text:h text:style-name="Heading_20_2" text:outline-level="2">La partie fonctionnelle</text:h>
      <text:p text:style-name="P3"/>
      <text:list xml:id="list2438352705" text:style-name="L1">
        <text:list-item>
          <text:p text:style-name="P4">Les calculs d<text:span text:style-name="T1">u </text:span>node hash.</text:p>
        </text:list-item>
        <text:list-item>
          <text:p text:style-name="P4">La <text:span text:style-name="T1">gestion</text:span> des paquets et des <text:span text:style-name="T1">TLV.</text:span></text:p>
        </text:list-item>
        <text:list-item>
          <text:p text:style-name="P8"><text:span text:style-name="T4">La table des voisins est fonctionnelle et mis a jours comme demandé (elle peut contenir un maximum de 100 entrées. Il est en effet envisageable de contenir plus de 15 entées comme demandé dans le sujet).</text:span></text:p>
        </text:list-item>
        <text:list-item>
          <text:p text:style-name="P15"><text:span text:style-name="T2">La table des données publiées est fonctionnelle (elle ne peut contenir que 2000 données).</text:span></text:p>
        </text:list-item>
        <text:list-item>
          <text:p text:style-name="P16"><text:span text:style-name="T2">Toute les erreurs vis-à-vis des paquets et des TLV sont gérées dans notre parser qui détecte et ignore paquets ou les TLV dont la taille annoncé est fausse. Nous ne renvoyons par contre pas de TLV Warning.</text:span></text:p>
        </text:list-item>
        <text:list-item>
          <text:p text:style-name="P9"><text:span text:style-name="T6">En plus </text:span><text:span text:style-name="T5">de notre parser nous avons une fonction arcParser permettant de le processus inverse. Cette fonction tronque automatiquement la liste de <text:s/>TLV envoyé et s’arrête lorsque cette liste dépasse la taille autorisée pour un paquet.</text:span></text:p>
        </text:list-item>
        <text:list-item>
          <text:p text:style-name="P10"><text:span text:style-name="T5">Nous avons ajouter des options permettant de changer les valeurs par défauts (voir README)</text:span></text:p>
          <text:list>
            <text:list-item>
              <text:p text:style-name="P11"><text:span text:style-name="T5">U</text:span><text:span text:style-name="T7">ne option de debugage en fait parti.</text:span></text:p>
            </text:list-item>
          </text:list>
        </text:list-item>
      </text:list>
      <text:p text:style-name="P3"/>
      <text:h text:style-name="Heading_20_2" text:outline-level="2">Les choses à corriger ou à améliorer</text:h>
      <text:p text:style-name="P3"/>
      <text:list xml:id="list1438904808" text:style-name="L4">
        <text:list-item>
          <text:p text:style-name="P6"><text:span text:style-name="T3">Le network hash fonctionnait lors de nos testes en local, mais on ne sait pas s’il est correct vis-à-vis du serveur car il n’y a pas de warning.</text:span></text:p>
        </text:list-item>
      </text:list>
      <text:list xml:id="list1953611672" text:style-name="L3">
        <text:list-item>
          <text:p text:style-name="P7"><text:span text:style-name="T3">Les </text:span><text:span text:style-name="T5">lestes de </text:span><text:span text:style-name="T3">TLV sont volontairement tronqués </text:span><text:span text:style-name="T5">à l’envoie </text:span><text:span text:style-name="T3">pour éviter de dépasser la taille maximal </text:span><text:span text:style-name="T4">autorisée.</text:span></text:p>
        </text:list-item>
      </text:list>
      <text:p text:style-name="P5"><text:span text:style-name="T4"/></text:p>
      <text:h text:style-name="Heading_20_2" text:outline-level="2">Structure du programme et techniques employée</text:h>
      <text:p text:style-name="P3"/>
      <text:p text:style-name="P12"><text:span text:style-name="T7">Nous commençons par créer un fichier afin de conserver notre ID généré de façon aléatoire pour les utilisations suivante.</text:span></text:p>
      <text:p text:style-name="P12"><text:span text:style-name="T7">Une fois l’ID récupéré nous vérifions si un message a été donné en option afin de l’ajouter dans la t</text:span><text:span text:style-name="T8">able</text:span><text:span text:style-name="T7"> des données publiée (il sera ainsi automatiquement publié </text:span><text:span text:style-name="T8">lors de l’inondation).</text:span></text:p>
      <text:p text:style-name="P17"><text:soft-page-break/><text:span text:style-name="T2">Vient ensuite la phase d’initialisation du socket.</text:span></text:p>
      <text:p text:style-name="P17"><text:span text:style-name="T2">On ajoute ensuite le serveur de manière permanente dans la table des voisins.</text:span></text:p>
      <text:p text:style-name="P17"><text:span text:style-name="T2"/></text:p>
      <text:p text:style-name="P17"><text:span text:style-name="T2">Début du protocole d’inondation :</text:span></text:p>
      <text:p text:style-name="P17"><text:span text:style-name="T2"/></text:p>
      <text:p text:style-name="P17"><text:span text:style-name="T2">Nous utilisons une boucle while(true).</text:span></text:p>
      <text:p text:style-name="P13"><text:span text:style-name="T8">Toute les 20 secondes, nous envoyons un TLV 4 à tous nos voisins, un TLV 2 à un voisin aléatoire (si il y a moins de 5 voisins) et vérifions si un voisin à été actif durant les dernières 70 secondes.</text:span></text:p>
      <text:p text:style-name="P14"><text:span text:style-name="T9">Nous avons 5 secondes pour recevoir un paquet et nous le parsons avec la fonction parser(). Nous mettons à jour l’expéditeur dans la table des voisins.</text:span></text:p>
      <text:p text:style-name="P18"><text:span text:style-name="T2">Le protocole fourni par le sujet est alors exécuté.</text:span></text:p>
      <text:p text:style-name="P18"><text:span text:style-name="T2"/></text:p>
      <text:h text:style-name="Heading_20_3" text:outline-level="3">Parser</text:h>
      <text:p text:style-name="Text_20_body"/>
      <text:p text:style-name="P19">Nous avons créé des structures dans le fichier modele.h :</text:p>
      <text:p text:style-name="P20"><text:span text:style-name="T10">La structure « donnee » est utilisée pour stocker les information concernant une ligne de la table des données : id est le node id encodé sur 64 bits, seqno est le numéro de séquence encodé sur 16 bits, node_hash est le hash encodé sur 128 bits correspondant au hash du nœud dans lequel il est stocké et data représente la chaîne de caractères de taille length qui permet de stocker un message, nous avons choisi d’utiliser la méthode flexible array.</text:span></text:p>
      <text:p text:style-name="P21">La structure « addr » est utilisée pour stocker un socket : ip et port.</text:p>
      <text:p text:style-name="P21">La structure « voisin » est utilisée <text:span text:style-name="T10">pour stocker les information concernant une ligne de la table des </text:span>voisins.</text:p>
      <text:p text:style-name="P21">La structure « tlv » est utilisée pour stocker un tlv parsé : on peut y stocker une liste de pointeurs de donnée.</text:p>
      <text:p text:style-name="P21">La structure « paquet » est utilisée pour stocker un paquet parsé : on utilise la même méthode flexible array pour y stocker une liste de pointeurs de tlv.</text:p>
      <text:h text:style-name="P1" text:outline-level="2">Exemple d’exécution entre serveur et client </text:h>
      <text:p text:style-name="P24">(voir le dossier exemple_execution)</text:p>
      <text:h text:style-name="Heading_20_2" text:outline-level="2">Idées <text:span text:style-name="T11">d’extensions</text:span></text:h>
      <text:p text:style-name="Text_20_body"/>
      <text:p text:style-name="P23"><text:span text:style-name="T11">Il est possible de faire un buffer pour stocker les tlv à envoyer à une même personne afin d’envoyer des paquets contenant plusieurs tlv et des tlv dans plusieurs paquets sans les tronquer.</text:span></text:p>
      <text:p text:style-name="P23"><text:span text:style-name="T11">Il est possible de stocker la table des données dans un fichier afin de seulement les mettre à jour lors des connexions suivantes.</text:span></text:p>
      <text:p text:style-name="P22"><text:soft-page-break/>Il est aussi possible de tenter de négocier avec les fournisseur Internet afin d’avoir un multicast sur l<text:span text:style-name="T12">eur résea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Droid Sans Mono" svg:font-family="'Droid Sans Mono', monospace, monospace, 'Droid Sans Fallback'"/>
    <style:font-face style:name="apple-system" svg:font-family="apple-system, BlinkMacSystemFont, 'Segoe WPC', 'Segoe UI', Ubuntu, 'Droid Sans',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5T00:08:48.907997069</meta:creation-date>
    <dc:date>2020-05-15T02:09:20.866338316</dc:date>
    <meta:editing-duration>PT26M17S</meta:editing-duration>
    <meta:editing-cycles>5</meta:editing-cycles>
    <meta:generator>LibreOffice/6.3.6.2$Linux_X86_64 LibreOffice_project/30$Build-2</meta:generator>
    <meta:document-statistic meta:table-count="0" meta:image-count="0" meta:object-count="0" meta:page-count="3" meta:paragraph-count="39" meta:word-count="664" meta:character-count="3789" meta:non-whitespace-character-count="3172"/>
  </office:meta>
</office:document-meta>
</file>